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OpLog.fatal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OpLog.trace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OpLog.isInfo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OpLog.debug( Object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OpLog.info( Object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OpLog.fatal( Object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OpLog.isDebu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OpLog.NoOpLo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OpLog.warn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OpLog.debug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OpLog.isWar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OpLog.error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OpLog.error( Object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OpLog.is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OpLog.trace( Object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OpLog.NoOp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OpLog.isTrace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OpLog.warn( Object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OpLog.info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OpLog.isFatal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